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5cm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fo:min-height="1.607cm" draw:fontwork-distance="2.22cm" draw:fontwork-start="0cm" draw:fontwork-shadow-offset-x="0cm" draw:fontwork-shadow-offset-y="0cm"/>
    </style:style>
    <style:style style:name="gr3" style:family="graphic" style:parent-style-name="standard">
      <style:graphic-properties draw:stroke="none" svg:stroke-color="#000000" draw:fill="none" draw:fill-color="#ffffff" fo:min-height="1.607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 draw:fontwork-distance="1.02cm" draw:fontwork-start="0cm" draw:fontwork-shadow-offset-x="0cm" draw:fontwork-shadow-offset-y="0cm"/>
    </style:style>
    <style:style style:name="gr5" style:family="graphic" style:parent-style-name="standard">
      <style:graphic-properties draw:stroke="none" svg:stroke-color="#000000" draw:fill="none" draw:fill-color="#ffffff" fo:min-height="0.869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282cm"/>
    </style:style>
    <style:style style:name="gr8" style:family="graphic" style:parent-style-name="standard">
      <style:graphic-properties draw:stroke="none" svg:stroke-color="#000000" draw:fill="none" draw:fill-color="#ffffff" fo:min-height="2.52cm"/>
    </style:style>
    <style:style style:name="gr9" style:family="graphic" style:parent-style-name="standard">
      <style:graphic-properties draw:stroke="none" svg:stroke-color="#000000" draw:fill="none" draw:fill-color="#ffffff" fo:min-height="0.886cm"/>
    </style:style>
    <style:style style:name="gr10" style:family="graphic" style:parent-style-name="measure">
      <style:graphic-properties draw:textarea-horizontal-align="center" draw:textarea-vertical-align="middle" draw:line-distance="1.061cm"/>
    </style:style>
    <style:style style:name="gr11" style:family="graphic" style:parent-style-name="measure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4.13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20pt" style:font-size-asian="20pt" style:font-size-complex="2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 fo:font-size="20pt" style:font-size-asian="20pt" style:font-size-complex="20pt"/>
    </style:style>
    <style:style style:name="T2" style:family="text">
      <style:text-properties fo:font-family="'Palatino Linotype'" style:font-family-generic="roman" style:font-pitch="variable" fo:font-size="14pt" style:font-size-asian="14pt" style:font-size-complex="14pt"/>
    </style:style>
    <style:style style:name="T3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4.936cm" svg:y1="6.319cm" svg:x2="4.936cm" svg:y2="24.459cm">
          <text:p/>
        </draw:line>
        <draw:frame draw:style-name="gr2" draw:text-style-name="P3" draw:layer="layout" svg:width="3.909cm" svg:height="2.147cm" svg:x="3.198cm" svg:y="3.673cm">
          <draw:text-box>
            <text:p text:style-name="P2"><text:span text:style-name="T1">User Agent A</text:span></text:p>
          </draw:text-box>
        </draw:frame>
        <draw:line draw:style-name="gr1" draw:text-style-name="P1" draw:layer="layout" svg:x1="15.536cm" svg:y1="6.319cm" svg:x2="15.536cm" svg:y2="24.427cm">
          <text:p/>
        </draw:line>
        <draw:frame draw:style-name="gr3" draw:text-style-name="P3" draw:layer="layout" svg:width="3.909cm" svg:height="2.147cm" svg:x="13.599cm" svg:y="3.674cm">
          <draw:text-box>
            <text:p text:style-name="P2"><text:span text:style-name="T1">User Agent B</text:span></text:p>
          </draw:text-box>
        </draw:frame>
        <draw:g>
          <draw:line draw:style-name="gr4" draw:text-style-name="P2" draw:layer="layout" svg:x1="4.992cm" svg:y1="6.939cm" svg:x2="15.598cm" svg:y2="8.809cm">
            <text:p text:style-name="P2"><text:span text:style-name="T2"/></text:p>
            <text:p text:style-name="P2"/>
          </draw:line>
          <draw:frame draw:style-name="gr5" draw:text-style-name="P2" draw:layer="layout" svg:width="3.139cm" svg:height="1.119cm" draw:transform="rotate (-0.174532925200587) translate (5.407cm 6.055cm)">
            <draw:text-box>
              <text:p text:style-name="P2"><text:span text:style-name="T2">(1) INVITE</text:span></text:p>
            </draw:text-box>
          </draw:frame>
        </draw:g>
        <draw:custom-shape draw:style-name="gr6" draw:text-style-name="P4" draw:layer="layout" svg:width="10.471cm" svg:height="2.315cm" svg:x="4.997cm" svg:y="16.698cm">
          <text:p text:style-name="P2"><text:span text:style-name="T3">RTP / RTC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2" draw:layer="layout" svg:x1="15.549cm" svg:y1="6.904cm" svg:x2="4.943cm" svg:y2="8.774cm">
          <text:p text:style-name="P2"><text:span text:style-name="T2"/></text:p>
          <text:p text:style-name="P2"/>
        </draw:line>
        <draw:frame draw:style-name="gr7" draw:text-style-name="P2" draw:layer="layout" svg:width="3.139cm" svg:height="1.532cm" draw:transform="rotate (0.1745329251994) translate (12.169cm 6.672cm)">
          <draw:text-box>
            <text:p text:style-name="P2"><text:span text:style-name="T2">(2) INVITE</text:span></text:p>
          </draw:text-box>
        </draw:frame>
        <draw:line draw:style-name="gr4" draw:text-style-name="P2" draw:layer="layout" svg:x1="15.549cm" svg:y1="9.204cm" svg:x2="4.943cm" svg:y2="11.074cm">
          <text:p text:style-name="P2"><text:span text:style-name="T2"/></text:p>
          <text:p text:style-name="P2"/>
        </draw:line>
        <draw:frame draw:style-name="gr8" draw:text-style-name="P2" draw:layer="layout" svg:width="5.499cm" svg:height="2.77cm" draw:transform="rotate (0.174358392274201) translate (9.938cm 9.391cm)">
          <draw:text-box>
            <text:p text:style-name="P2"><text:span text:style-name="T2">(3) 403 FORBIDDEN</text:span></text:p>
          </draw:text-box>
        </draw:frame>
        <draw:line draw:style-name="gr4" draw:text-style-name="P2" draw:layer="layout" svg:x1="4.992cm" svg:y1="12.339cm" svg:x2="15.598cm" svg:y2="14.209cm">
          <text:p text:style-name="P2"><text:span text:style-name="T2"/></text:p>
          <text:p text:style-name="P2"/>
        </draw:line>
        <draw:frame draw:style-name="gr5" draw:text-style-name="P2" draw:layer="layout" svg:width="3.139cm" svg:height="1.119cm" draw:transform="rotate (-0.174532925200587) translate (5.407cm 11.455cm)">
          <draw:text-box>
            <text:p text:style-name="P2"><text:span text:style-name="T2">(6) 200 OK</text:span></text:p>
          </draw:text-box>
        </draw:frame>
        <draw:line draw:style-name="gr4" draw:text-style-name="P2" draw:layer="layout" svg:x1="15.55cm" svg:y1="14.504cm" svg:x2="4.944cm" svg:y2="16.374cm">
          <text:p text:style-name="P2"><text:span text:style-name="T2"/></text:p>
          <text:p text:style-name="P2"/>
        </draw:line>
        <draw:frame draw:style-name="gr9" draw:text-style-name="P2" draw:layer="layout" svg:width="5.499cm" svg:height="1.136cm" draw:transform="rotate (0.174358392274201) translate (9.939cm 14.591cm)">
          <draw:text-box>
            <text:p text:style-name="P2"><text:span text:style-name="T2">(7) ACK</text:span></text:p>
          </draw:text-box>
        </draw:frame>
        <draw:g>
          <draw:line draw:style-name="gr4" draw:text-style-name="P2" draw:layer="layout" svg:x1="4.992cm" svg:y1="20.239cm" svg:x2="15.598cm" svg:y2="22.109cm">
            <text:p text:style-name="P2"><text:span text:style-name="T2"/></text:p>
            <text:p text:style-name="P2"/>
          </draw:line>
          <draw:frame draw:style-name="gr5" draw:text-style-name="P2" draw:layer="layout" svg:width="3.139cm" svg:height="1.119cm" draw:transform="rotate (-0.174532925200587) translate (5.407cm 19.355cm)">
            <draw:text-box>
              <text:p text:style-name="P2"><text:span text:style-name="T2">(9) BYE</text:span></text:p>
            </draw:text-box>
          </draw:frame>
        </draw:g>
        <draw:line draw:style-name="gr4" draw:text-style-name="P2" draw:layer="layout" svg:x1="15.55cm" svg:y1="10.004cm" svg:x2="4.944cm" svg:y2="11.874cm">
          <text:p text:style-name="P2"><text:span text:style-name="T2"/></text:p>
          <text:p text:style-name="P2"/>
        </draw:line>
        <draw:frame draw:style-name="gr8" draw:text-style-name="P2" draw:layer="layout" svg:width="5.499cm" svg:height="2.77cm" draw:transform="rotate (0.174358392274201) translate (9.939cm 10.191cm)">
          <draw:text-box>
            <text:p text:style-name="P2"><text:span text:style-name="T2">(5) INVITE</text:span></text:p>
          </draw:text-box>
        </draw:frame>
        <draw:line draw:style-name="gr4" draw:text-style-name="P2" draw:layer="layout" svg:x1="15.55cm" svg:y1="22.306cm" svg:x2="4.944cm" svg:y2="24.176cm">
          <text:p text:style-name="P2"><text:span text:style-name="T2"/></text:p>
          <text:p text:style-name="P2"/>
        </draw:line>
        <draw:frame draw:style-name="gr9" draw:text-style-name="P2" draw:layer="layout" svg:width="5.499cm" svg:height="1.136cm" draw:transform="rotate (0.174358392274201) translate (9.939cm 22.493cm)">
          <draw:text-box>
            <text:p text:style-name="P2"><text:span text:style-name="T2">(10) ACK</text:span></text:p>
          </draw:text-box>
        </draw:frame>
        <draw:measure draw:style-name="gr10" draw:text-style-name="P2" draw:layer="measurelines" svg:x1="15.524cm" svg:y1="9.22cm" svg:x2="15.524cm" svg:y2="10.005cm">
          <text:p text:style-name="P2">t</text:p>
        </draw:measure>
        <draw:measure draw:style-name="gr11" draw:text-style-name="P1" draw:layer="layout" svg:x1="4.877cm" svg:y1="11.377cm" svg:x2="4.877cm" svg:y2="8.807cm">
          <text:p text:style-name="P2">t</text:p>
        </draw:measure>
        <draw:g>
          <draw:line draw:style-name="gr4" draw:text-style-name="P2" draw:layer="layout" svg:x1="4.992cm" svg:y1="9.139cm" svg:x2="15.598cm" svg:y2="11.009cm">
            <text:p text:style-name="P2"><text:span text:style-name="T2"/></text:p>
            <text:p text:style-name="P2"/>
          </draw:line>
          <draw:frame draw:style-name="gr12" draw:text-style-name="P2" draw:layer="layout" svg:width="6.123cm" svg:height="4.381cm" draw:transform="rotate (-0.174707458125786) translate (5.032cm 8.334cm)">
            <draw:text-box>
              <text:p text:style-name="P2"><text:span text:style-name="T2">(4) 403 FORBIDDE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3T18:38:32</meta:creation-date>
    <dc:creator>Thomas Plotkowiak</dc:creator>
    <dc:date>2008-05-28T23:03:14</dc:date>
    <meta:editing-cycles>3</meta:editing-cycles>
    <meta:editing-duration>PT24M20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